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P_DEVICE</text:p>
      <text:p text:style-name="Standard">library ieee;</text:p>
      <text:p text:style-name="Standard">use ieee.std_logic_1164.all;</text:p>
      <text:p text:style-name="Standard">use ieee.numeric_std.all;</text:p>
      <text:p text:style-name="Standard">use std.textio.all;</text:p>
      <text:p text:style-name="Standard">use ieee.std_logic_textio.all;</text:p>
      <text:p text:style-name="Standard"/>
      <text:p text:style-name="Standard">entity epp_device is</text:p>
      <text:p text:style-name="Standard"><text:s text:c="2"/>port (</text:p>
      <text:p text:style-name="Standard"><text:s text:c="4"/>DATA <text:s text:c="2"/>: inout std_logic_vector(7 downto 0);</text:p>
      <text:p text:style-name="Standard"><text:s text:c="4"/>PWRITE : out <text:s text:c="2"/>std_logic;</text:p>
      <text:p text:style-name="Standard"><text:s text:c="4"/>DSTRB <text:s/>: out <text:s text:c="2"/>std_logic;</text:p>
      <text:p text:style-name="Standard"><text:s text:c="4"/>ASTRB <text:s/>: out <text:s text:c="2"/>std_logic;</text:p>
      <text:p text:style-name="Standard"><text:s text:c="4"/>PWAIT <text:s/>: in <text:s text:c="3"/>std_logic);</text:p>
      <text:p text:style-name="Standard"/>
      <text:p text:style-name="Standard">end epp_device;</text:p>
      <text:p text:style-name="Standard">architecture sim of epp_device is</text:p>
      <text:p text:style-name="Standard"><text:s text:c="2"/>constant T_clk_epp <text:s text:c="7"/>: time <text:s text:c="24"/>:= 100 ns; <text:s/>-- Internal clock period. <text:s text:c="2"/></text:p>
      <text:p text:style-name="Standard"><text:s text:c="2"/>signal clk_epp <text:s text:c="11"/>: std_logic <text:s text:c="19"/>:= '0'; <text:s/>-- Internal clock signal. <text:s/></text:p>
      <text:p text:style-name="Standard"><text:s text:c="2"/>signal read_value <text:s text:c="8"/>: std_logic_vector(7 downto 0) := (others =&gt; '0');</text:p>
      <text:p text:style-name="Standard"><text:s text:c="2"/>constant dir_frec <text:s text:c="8"/>: std_logic_vector(7 downto 0) := x"F0";</text:p>
      <text:p text:style-name="Standard"><text:s text:c="2"/>constant dir_dpram1 <text:s text:c="6"/>: std_logic_vector(7 downto 0) := x"A1";</text:p>
      <text:p text:style-name="Standard"><text:s text:c="2"/>constant dir_dpram2 <text:s text:c="6"/>: std_logic_vector(7 downto 0) := x"A2";</text:p>
      <text:p text:style-name="Standard"><text:s text:c="2"/>constant EPP_cicle_length : natural <text:s text:c="21"/>:= 10;</text:p>
      <text:p text:style-name="Standard">begin</text:p>
      <text:p text:style-name="Standard"><text:s text:c="2"/>-- internal clock signal generation.</text:p>
      <text:p text:style-name="Standard"/>
      <text:p text:style-name="Standard"><text:s text:c="2"/>clk_epp &lt;= not(clk_epp) after T_clk_epp/2;</text:p>
      <text:p text:style-name="Standard"/>
      <text:p text:style-name="Standard"/>
      <text:p text:style-name="Standard"/>
      <text:p text:style-name="Standard"><text:s text:c="2"/>process</text:p>
      <text:p text:style-name="Standard"><text:s text:c="4"/>procedure epp_cicle (address <text:s/>: in <text:s text:c="3"/>std_logic_vector(7 downto 0);</text:p>
      <text:p text:style-name="Standard"><text:s text:c="26"/>data_io : inout std_logic_vector(7 downto 0);</text:p>
      <text:p text:style-name="Standard"><text:s text:c="26"/>r_w <text:s text:c="4"/>: in <text:s text:c="3"/>character) is</text:p>
      <text:p text:style-name="Standard"/>
      <text:p text:style-name="Standard"><text:s text:c="4"/>begin</text:p>
      <text:p text:style-name="Standard"><text:s text:c="6"/>wait until clk_epp = '1';</text:p>
      <text:p text:style-name="Standard"><text:s text:c="6"/>PWRITE &lt;= '0';</text:p>
      <text:p text:style-name="Standard"><text:s text:c="6"/>wait until clk_epp = '1';</text:p>
      <text:p text:style-name="Standard"><text:s text:c="6"/>ASTRB <text:s/>&lt;= '0';</text:p>
      <text:p text:style-name="Standard"><text:s text:c="6"/>data <text:s text:c="2"/>&lt;= address;</text:p>
      <text:p text:style-name="Standard"><text:s text:c="6"/>wait for T_clk_epp*EPP_cicle_length;</text:p>
      <text:p text:style-name="Standard"><text:s text:c="6"/>ASTRB <text:s/>&lt;= '1';</text:p>
      <text:p text:style-name="Standard"><text:s text:c="6"/>wait until clk_epp = '1';</text:p>
      <text:p text:style-name="Standard"><text:s text:c="6"/>data <text:s text:c="2"/>&lt;= (others =&gt; 'Z');</text:p>
      <text:p text:style-name="Standard"><text:s text:c="6"/>PWRITE &lt;= '1';</text:p>
      <text:p text:style-name="Standard"><text:s text:c="6"/>wait until clk_epp = '1';</text:p>
      <text:p text:style-name="Standard"><text:s text:c="6"/>wait for T_clk_epp*EPP_cicle_length;</text:p>
      <text:p text:style-name="Standard">-------------------------------------------------------------------------------</text:p>
      <text:p text:style-name="Standard"><text:s text:c="6"/>if r_w = 'w' then <text:s text:c="16"/>-- <text:s/>write <text:s text:c="2"/>cicle </text:p>
      <text:p text:style-name="Standard"><text:s text:c="8"/>PWRITE &lt;= '0';</text:p>
      <text:p text:style-name="Standard"><text:soft-page-break/><text:s text:c="8"/>data <text:s text:c="2"/>&lt;= data_io;</text:p>
      <text:p text:style-name="Standard"><text:s text:c="6"/>end if;</text:p>
      <text:p text:style-name="Standard">-------------------------------------------------------------------------------</text:p>
      <text:p text:style-name="Standard"><text:s text:c="6"/>wait until clk_epp = '1';</text:p>
      <text:p text:style-name="Standard"><text:s text:c="6"/>DSTRB &lt;= '0';</text:p>
      <text:p text:style-name="Standard"><text:s text:c="6"/>wait for T_clk_epp*EPP_cicle_length;</text:p>
      <text:p text:style-name="Standard"><text:s text:c="6"/>if r_w = 'r' then</text:p>
      <text:p text:style-name="Standard"><text:s text:c="8"/>data_io := data;</text:p>
      <text:p text:style-name="Standard"><text:s text:c="6"/>end if;</text:p>
      <text:p text:style-name="Standard"/>
      <text:p text:style-name="Standard"><text:s text:c="6"/>DSTRB <text:s/>&lt;= '1';</text:p>
      <text:p text:style-name="Standard"><text:s text:c="6"/>wait until clk_epp = '1';</text:p>
      <text:p text:style-name="Standard"><text:s text:c="6"/>data <text:s text:c="2"/>&lt;= (others =&gt; 'Z');</text:p>
      <text:p text:style-name="Standard"><text:s text:c="6"/>PWRITE &lt;= '1';</text:p>
      <text:p text:style-name="Standard"><text:s text:c="6"/>wait until clk_epp = '1';</text:p>
      <text:p text:style-name="Standard"/>
      <text:p text:style-name="Standard"><text:s text:c="4"/>end procedure;</text:p>
      <text:p text:style-name="Standard"/>
      <text:p text:style-name="Standard"><text:s text:c="4"/>file arch_in <text:s/>: text;</text:p>
      <text:p text:style-name="Standard"><text:s text:c="4"/>variable bf <text:s text:c="2"/>: line;</text:p>
      <text:p text:style-name="Standard"><text:s text:c="4"/>variable dato : std_logic_vector(7 downto 0);</text:p>
      <text:p text:style-name="Standard"><text:s text:c="4"/>variable dir <text:s/>: std_logic_vector(7 downto 0);</text:p>
      <text:p text:style-name="Standard"><text:s text:c="2"/>begin</text:p>
      <text:p text:style-name="Standard"><text:s text:c="4"/>--inicialización </text:p>
      <text:p text:style-name="Standard"><text:s text:c="4"/>data <text:s text:c="2"/>&lt;= (others =&gt; 'Z');</text:p>
      <text:p text:style-name="Standard"><text:s text:c="4"/>PWRITE &lt;= '1';</text:p>
      <text:p text:style-name="Standard"><text:s text:c="4"/>DSTRB <text:s/>&lt;= '1';</text:p>
      <text:p text:style-name="Standard"><text:s text:c="4"/>ASTRB <text:s/>&lt;= '1';</text:p>
      <text:p text:style-name="Standard"><text:s text:c="4"/>dir <text:s text:c="3"/>:= (others =&gt; '0');</text:p>
      <text:p text:style-name="Standard"><text:s text:c="4"/>wait for 130 ns;</text:p>
      <text:p text:style-name="Standard"><text:s text:c="4"/>DIR <text:s text:c="3"/>:= dir_dpram1;</text:p>
      <text:p text:style-name="Standard"><text:s text:c="4"/>DATO <text:s text:c="2"/>:= X"34";</text:p>
      <text:p text:style-name="Standard"><text:s text:c="4"/>epp_cicle (address <text:s/>=&gt; dir,</text:p>
      <text:p text:style-name="Standard"><text:s text:c="16"/>data_io =&gt; dato,</text:p>
      <text:p text:style-name="Standard"><text:s text:c="16"/>r_w <text:s text:c="4"/>=&gt; 'w');</text:p>
      <text:p text:style-name="Standard"/>
      <text:p text:style-name="Standard"><text:s text:c="4"/>DIR := x"32";</text:p>
      <text:p text:style-name="Standard"><text:s text:c="4"/>epp_cicle (address <text:s/>=&gt; dir,</text:p>
      <text:p text:style-name="Standard"><text:s text:c="16"/>data_io =&gt; dato,</text:p>
      <text:p text:style-name="Standard"><text:s text:c="16"/>r_w <text:s text:c="4"/>=&gt; 'r');</text:p>
      <text:p text:style-name="Standard"/>
      <text:p text:style-name="Standard"><text:s text:c="4"/>read_value &lt;= dato;</text:p>
      <text:p text:style-name="Standard"/>
      <text:p text:style-name="Standard"><text:tab/> wait for 130 ns;</text:p>
      <text:p text:style-name="Standard"><text:s text:c="4"/>DIR <text:s text:c="3"/>:= dir_frec;</text:p>
      <text:p text:style-name="Standard"><text:s text:c="4"/>DATO <text:s text:c="2"/>:= X"22";</text:p>
      <text:p text:style-name="Standard"><text:s text:c="4"/>epp_cicle (address <text:s/>=&gt; dir,</text:p>
      <text:p text:style-name="Standard"><text:s text:c="16"/>data_io =&gt; dato,</text:p>
      <text:p text:style-name="Standard"><text:s text:c="16"/>r_w <text:s text:c="4"/>=&gt; 'w');</text:p>
      <text:p text:style-name="Standard"><text:tab/><text:tab/><text:tab/><text:tab/><text:tab/> </text:p>
      <text:p text:style-name="Standard"><text:tab/> wait for 130 ns;</text:p>
      <text:p text:style-name="Standard"><text:tab/> </text:p>
      <text:p text:style-name="Standard"><text:soft-page-break/><text:s text:c="4"/>DIR <text:s text:c="3"/>:= dir_dpram2;</text:p>
      <text:p text:style-name="Standard"><text:s text:c="4"/>DATO <text:s text:c="2"/>:= X"11";</text:p>
      <text:p text:style-name="Standard"><text:s text:c="4"/>epp_cicle (address <text:s/>=&gt; dir,</text:p>
      <text:p text:style-name="Standard"><text:s text:c="16"/>data_io =&gt; dato,</text:p>
      <text:p text:style-name="Standard"><text:s text:c="16"/>r_w <text:s text:c="4"/>=&gt; 'w');</text:p>
      <text:p text:style-name="Standard"><text:tab/><text:tab/><text:tab/><text:tab/><text:tab/> </text:p>
      <text:p text:style-name="Standard"><text:s text:c="4"/>wait for 1 us;</text:p>
      <text:p text:style-name="Standard"/>
      <text:p text:style-name="Standard"><text:s text:c="4"/>report "FIN CICLO R/W" severity failure;</text:p>
      <text:p text:style-name="Standard"><text:s text:c="4"/></text:p>
      <text:p text:style-name="Standard"><text:s text:c="2"/>end process;</text:p>
      <text:p text:style-name="Standard">end sim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edro Barquin Ayuso</meta:initial-creator>
    <meta:creation-date>2015-04-25T21:22:49.33</meta:creation-date>
    <dc:date>2015-04-28T19:12:15.66</dc:date>
    <dc:creator>Pedro Barquin Ayuso</dc:creator>
    <meta:editing-duration>PT43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3" meta:paragraph-count="102" meta:word-count="378" meta:character-count="3135"/>
  </office:meta>
</office:document-meta>
</file>